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1" svg:font-family="StarSymbol" style:font-charset="x-symbol"/>
    <style:font-face style:name="StarSymbol2" svg:font-family="StarSymbol, 'Arial Unicode MS'" style:font-charset="x-symbol"/>
    <style:font-face style:name="StarSymbol" svg:font-family="Star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Header">
      <style:paragraph-properties fo:padding-left="0cm" fo:padding-right="0cm" fo:padding-top="0cm" fo:padding-bottom="0.071cm" fo:border-left="none" fo:border-right="none" fo:border-top="none" fo:border-bottom="0.002cm solid #000000"/>
      <style:text-properties style:font-name="Bitstream Vera Sans" fo:font-size="10pt" style:font-size-asian="10pt" style:font-size-complex="10pt"/>
    </style:style>
    <style:style style:name="P2" style:family="paragraph" style:parent-style-name="Footer">
      <style:paragraph-properties fo:padding-left="0cm" fo:padding-right="0cm" fo:padding-top="0cm" fo:padding-bottom="0.071cm" fo:border-left="none" fo:border-right="none" fo:border-top="none" fo:border-bottom="0.002cm solid #000000"/>
      <style:text-properties style:font-name="Bitstream Vera Sans" fo:font-size="10pt" style:font-size-asian="10pt" style:font-size-complex="10pt"/>
    </style:style>
    <style:style style:name="P3" style:family="paragraph" style:parent-style-name="Footer">
      <style:text-properties style:font-name="Bitstream Vera Sans" fo:font-size="10pt" style:font-size-asian="10pt" style:font-size-complex="10pt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use-window-font-color="true" style:text-line-through-style="none" style:font-name="Bitstream Vera Sans" fo:font-size="10pt" fo:language="en" fo:country="GB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" fo:font-size="10pt" fo:language="en" fo:country="GB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style:use-window-font-color="true" style:text-line-through-style="none" style:font-name="Arial" fo:language="en" fo:country="GB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 style:parent-style-name="Standard" style:list-style-name="L1">
      <style:paragraph-properties fo:margin-left="0cm" fo:margin-right="0cm" fo:text-indent="0cm" style:auto-text-indent="false">
        <style:tab-stops>
          <style:tab-stop style:position="1.041cm"/>
        </style:tab-stops>
      </style:paragraph-properties>
      <style:text-properties style:use-window-font-color="true" style:text-line-through-style="none" style:font-name="Bitstream Vera Sans" fo:font-size="10pt" fo:language="en" fo:country="GB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use-window-font-color="true" style:text-line-through-style="none" style:font-name="Bitstream Vera Sans" fo:font-size="10pt" fo:language="en" fo:country="GB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 style:list-style-name="L3">
      <style:paragraph-properties fo:margin-left="0cm" fo:margin-right="0cm" fo:text-indent="0cm" style:auto-text-indent="false">
        <style:tab-stops/>
      </style:paragraph-properties>
      <style:text-properties style:use-window-font-color="true" style:text-line-through-style="none" style:font-name="Bitstream Vera Sans" fo:font-size="10pt" fo:language="en" fo:country="GB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 style:list-style-name="L3">
      <style:paragraph-properties fo:margin-left="0cm" fo:margin-right="0cm" fo:text-indent="0cm" style:auto-text-indent="false">
        <style:tab-stops/>
      </style:paragraph-properties>
      <style:text-properties style:use-window-font-color="true" style:text-line-through-style="none" style:font-name="Bitstream Vera Sans" fo:font-size="10pt" fo:language="nl" fo:country="NL" fo:font-style="normal" style:text-underline-style="none" fo:font-weight="normal" fo:background-color="transparent" style:font-name-asian="Times New Roman" style:font-size-asian="10pt" style:language-asian="nl" style:country-asian="NL" style:font-style-asian="normal" style:font-weight-asian="normal" style:font-name-complex="Courier New1" style:font-size-complex="10pt" style:language-complex="ar" style:country-complex="SA" style:font-style-complex="normal" style:font-weight-complex="normal"/>
    </style:style>
    <style:style style:name="P1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 style:list-style-name="L3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 style:list-style-name="L3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" fo:font-size="10pt" fo:language="en" fo:country="GB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 style:list-style-name="L3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" fo:font-size="10pt" fo:language="en" fo:country="GB" fo:font-style="normal" style:text-underline-style="none" fo:font-weight="normal" fo:background-color="transparent" style:font-name-asian="Times New Roman" style:font-size-asian="10pt" style:language-asian="nl" style:country-asian="NL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7" style:family="paragraph" style:parent-style-name="Standard" style:list-style-name="L3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" fo:font-size="10pt" fo:language="nl" fo:country="NL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 style:list-style-name="L3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" fo:language="en" fo:country="GB" fo:font-style="normal" style:text-underline-style="none" fo:font-weight="normal" style:font-style-asian="normal" style:font-weight-asian="normal" style:font-style-complex="normal" style:font-weight-complex="normal"/>
    </style:style>
    <style:style style:name="P19" style:family="paragraph" style:parent-style-name="Standard" style:list-style-name="L3">
      <style:paragraph-properties fo:margin-left="0cm" fo:margin-right="0cm" fo:text-indent="0cm" style:auto-text-indent="false">
        <style:tab-stops/>
      </style:paragraph-properties>
      <style:text-properties style:use-window-font-color="true" style:font-name="Arial" fo:language="en" fo:country="GB" fo:font-style="normal" style:text-underline-style="none" fo:font-weight="normal" style:font-style-asian="normal" style:font-weight-asian="normal" style:font-style-complex="normal" style:font-weight-complex="normal"/>
    </style:style>
    <style:style style:name="P20" style:family="paragraph" style:parent-style-name="Standard" style:list-style-name="L3">
      <style:paragraph-properties fo:margin-left="0cm" fo:margin-right="0cm" fo:text-indent="0cm" style:auto-text-indent="false">
        <style:tab-stops/>
      </style:paragraph-properties>
      <style:text-properties fo:color="#808080" style:text-line-through-style="none" style:font-name="Bitstream Vera Sans" fo:font-size="10pt" fo:language="en" fo:country="GB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 style:list-style-name="L3">
      <style:paragraph-properties fo:margin-left="0cm" fo:margin-right="0cm" fo:text-indent="0cm" style:auto-text-indent="false">
        <style:tab-stops/>
      </style:paragraph-properties>
      <style:text-properties fo:color="#808080" style:font-name="Bitstream Vera Sans" fo:font-size="10pt" fo:language="en" fo:country="GB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 style:list-style-name="L3">
      <style:paragraph-properties fo:margin-left="0cm" fo:margin-right="0cm" fo:text-indent="0cm" style:auto-text-indent="false" fo:break-before="page">
        <style:tab-stops/>
      </style:paragraph-properties>
      <style:text-properties style:use-window-font-color="true" style:font-name="Bitstream Vera Sans" fo:font-size="10pt" fo:language="en" fo:country="GB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 style:list-style-name="L3">
      <style:paragraph-properties fo:margin-left="0cm" fo:margin-right="0cm" fo:text-indent="0cm" style:auto-text-indent="false" fo:break-before="page">
        <style:tab-stops/>
      </style:paragraph-properties>
      <style:text-properties style:use-window-font-color="true" style:text-line-through-style="none" style:font-name="Bitstream Vera Sans" fo:font-size="10pt" fo:language="en" fo:country="GB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 style:list-style-name="L4">
      <style:text-properties style:font-name="Bitstream Vera Sans" fo:background-color="transparent"/>
    </style:style>
    <style:style style:name="P25" style:family="paragraph" style:parent-style-name="Preformatted_20_Text" style:list-style-name="L3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" fo:font-size="10pt" fo:language="en" fo:country="GB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Tekst_20_zonder_20_opmaak" style:list-style-name="L3">
      <style:paragraph-properties fo:margin-left="0cm" fo:margin-right="0cm" fo:text-indent="0cm" style:auto-text-indent="false">
        <style:tab-stops/>
      </style:paragraph-properties>
      <style:text-properties style:use-window-font-color="true" style:font-name="Arial" fo:language="en" fo:country="GB" fo:font-style="normal" style:text-underline-style="none" fo:font-weight="normal" style:font-style-asian="normal" style:font-weight-asian="normal" style:font-style-complex="normal" style:font-weight-complex="normal"/>
    </style:style>
    <style:style style:name="P27" style:family="paragraph" style:parent-style-name="Tekst_20_zonder_20_opmaak" style:list-style-name="L3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" fo:font-size="10pt" fo:language="en" fo:country="GB" fo:font-style="normal" style:text-underline-style="none" fo:font-weight="normal" fo:background-color="transparent" style:font-name-asian="Times New Roman" style:font-size-asian="10pt" style:language-asian="nl" style:country-asian="NL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28" style:family="paragraph" style:parent-style-name="Tekst_20_zonder_20_opmaak" style:list-style-name="L3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" fo:font-size="10pt" fo:language="en" fo:country="GB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Tekst_20_zonder_20_opmaak" style:list-style-name="L3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" fo:font-size="10pt" fo:language="nl" fo:country="NL" fo:font-style="normal" style:text-underline-style="none" fo:font-weight="normal" fo:background-color="transparent" style:font-name-asian="Times New Roman" style:font-size-asian="10pt" style:language-asian="nl" style:country-asian="NL" style:font-style-asian="normal" style:font-weight-asian="normal" style:font-name-complex="Courier New1" style:font-size-complex="10pt" style:language-complex="ar" style:country-complex="SA" style:font-style-complex="normal" style:font-weight-complex="normal"/>
    </style:style>
    <style:style style:name="P30" style:family="paragraph" style:parent-style-name="Tekst_20_zonder_20_opmaak" style:list-style-name="L3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" fo:font-size="10pt" fo:language="nl" fo:country="NL" fo:font-style="normal" style:text-underline-style="none" fo:font-weight="normal" fo:background-color="transparent" style:font-name-asian="Times New Roman" style:font-size-asian="10pt" style:language-asian="nl" style:country-asian="NL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31" style:family="paragraph" style:parent-style-name="Tekst_20_zonder_20_opmaak" style:list-style-name="L3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" fo:font-size="10pt" fo:language="nl" fo:country="NL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language="nl" fo:country="NL"/>
    </style:style>
    <style:style style:name="T2" style:family="text">
      <style:text-properties fo:language="nl" fo:country="NL" style:language-asian="nl" style:country-asian="NL"/>
    </style:style>
    <style:style style:name="T3" style:family="text">
      <style:text-properties style:use-window-font-color="true" style:text-line-through-style="none" fo:language="en" fo:country="GB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use-window-font-color="true" fo:language="en" fo:country="GB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language="en" fo:country="GB"/>
    </style:style>
    <style:style style:name="T9" style:family="text">
      <style:text-properties fo:language="en" fo:country="GB" fo:font-weight="normal" style:font-weight-asian="normal" style:font-weight-complex="normal"/>
    </style:style>
    <style:style style:name="T10" style:family="text">
      <style:text-properties fo:language="en" fo:country="GB" style:font-name-complex="Ari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Bitstream Vera Sans" fo:font-size="10pt" fo:background-color="transparent" style:font-size-asian="10pt" style:font-size-complex="10pt"/>
    </style:style>
    <style:style style:name="T13" style:family="text">
      <style:text-properties style:font-name="Bitstream Vera Sans" fo:font-size="10pt" fo:background-color="transparent" style:font-size-asian="10pt" style:font-name-complex="Arial" style:font-size-complex="10pt"/>
    </style:style>
    <style:style style:name="T14" style:family="text">
      <style:text-properties style:font-name="Bitstream Vera Sans" fo:font-size="10pt" style:text-underline-style="solid" style:text-underline-width="auto" style:text-underline-color="font-color" fo:background-color="transparent" style:font-size-asian="10pt" style:font-size-complex="10pt"/>
    </style:style>
    <style:style style:name="T15" style:family="text">
      <style:text-properties style:font-name="Bitstream Vera Sans" fo:background-color="transparent"/>
    </style:style>
    <style:style style:name="T16" style:family="text">
      <style:text-properties style:text-line-through-style="none"/>
    </style:style>
    <style:style style:name="T17" style:family="text">
      <style:text-properties style:text-line-through-style="none" fo:language="en" fo:country="GB" style:text-underline-style="none" fo:font-weight="normal" style:font-weight-asian="normal" style:font-weight-complex="normal"/>
    </style:style>
    <style:style style:name="T18" style:family="text">
      <style:text-properties style:text-line-through-style="none" style:font-name-asian="Times New Roman" style:language-asian="nl" style:country-asian="NL" style:font-name-complex="Courier New1" style:language-complex="ar" style:country-complex="SA"/>
    </style:style>
    <style:style style:name="T19" style:family="text">
      <style:text-properties fo:font-size="10pt" fo:background-color="transparent" style:font-size-asian="10pt" style:font-size-complex="10pt"/>
    </style:style>
    <style:style style:name="T20" style:family="text">
      <style:text-properties fo:font-size="10pt" style:text-underline-style="solid" style:text-underline-width="auto" style:text-underline-color="font-color" fo:background-color="transparent" style:font-size-asian="10pt" style:font-size-complex="10pt"/>
    </style:style>
    <style:style style:name="T21" style:family="text">
      <style:text-properties fo:font-size="10pt" fo:language="en" fo:country="GB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2" style:family="text">
      <style:text-properties style:font-name-asian="Times New Roman" style:language-asian="nl" style:country-asian="NL" style:font-name-complex="Courier New1" style:language-complex="ar" style:country-complex="SA"/>
    </style:style>
    <style:style style:name="T23" style:family="text">
      <style:text-properties fo:color="#808080" fo:font-size="10pt" fo:background-color="transparent" style:font-size-asian="10pt" style:font-size-complex="10pt"/>
    </style:style>
    <text:list-style style:name="L1">
      <text:list-level-style-bullet text:level="1" text:style-name="Bullet_20_Symbols" style:num-suffix="." text:bullet-char="–">
        <style:list-level-properties text:space-before="0.199cm"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17cm" text:min-label-width="0.499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3.903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5.54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7.177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8.814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0.45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2.088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3.725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5.362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suffix=" " style:num-format="1"/>
      <text:list-level-style-number text:level="2" text:style-name="Numbering_20_Symbols" style:num-suffix="." style:num-format="1">
        <style:list-level-properties text:space-before="0.635cm" text:min-label-width="0.635cm"/>
      </text:list-level-style-number>
      <text:list-level-style-number text:level="3" text:style-name="Numbering_20_Symbols" style:num-suffix="." style:num-format="1">
        <style:list-level-properties text:space-before="1.27cm" text:min-label-width="0.635cm"/>
      </text:list-level-style-number>
      <text:list-level-style-number text:level="4" text:style-name="Numbering_20_Symbols" style:num-suffix="." style:num-format="1">
        <style:list-level-properties text:space-before="1.905cm" text:min-label-width="0.635cm"/>
      </text:list-level-style-number>
      <text:list-level-style-number text:level="5" text:style-name="Numbering_20_Symbols" style:num-suffix="." style:num-format="1">
        <style:list-level-properties text:space-before="2.54cm" text:min-label-width="0.635cm"/>
      </text:list-level-style-number>
      <text:list-level-style-number text:level="6" text:style-name="Numbering_20_Symbols" style:num-suffix="." style:num-format="1">
        <style:list-level-properties text:space-before="3.175cm" text:min-label-width="0.635cm"/>
      </text:list-level-style-number>
      <text:list-level-style-number text:level="7" text:style-name="Numbering_20_Symbols" style:num-suffix="." style:num-format="1">
        <style:list-level-properties text:space-before="3.81cm" text:min-label-width="0.635cm"/>
      </text:list-level-style-number>
      <text:list-level-style-number text:level="8" text:style-name="Numbering_20_Symbols" style:num-suffix="." style:num-format="1">
        <style:list-level-properties text:space-before="4.445cm" text:min-label-width="0.635cm"/>
      </text:list-level-style-number>
      <text:list-level-style-number text:level="9" text:style-name="Numbering_20_Symbols" style:num-suffix="." style:num-format="1">
        <style:list-level-properties text:space-before="5.08cm" text:min-label-width="0.635cm"/>
      </text:list-level-style-number>
      <text:list-level-style-number text:level="10" text:style-name="Numbering_20_Symbols" style:num-suffix="." style:num-format="1">
        <style:list-level-properties text:space-before="5.715cm" text:min-label-width="0.635cm"/>
      </text:list-level-style-number>
    </text:list-style>
    <text:list-style style:name="L3">
      <text:list-level-style-number text:level="1" text:style-name="Numbering_20_Symbols" style:num-prefix=" " style:num-suffix=" " style:num-format="1"/>
      <text:list-level-style-number text:level="2" text:style-name="Numbering_20_Symbols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499cm" text:min-label-width="0.49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style:num-prefix=" " style:num-suffix=" " style:num-format="1"/>
      <text:list-level-style-number text:level="2" text:style-name="Numbering_20_Symbols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2">NOTE: Voor inhoud Downloads CD en checklists zie </text:span><text:a xlink:type="simple" xlink:href="http://www.karelzimmer.nl/"><text:span text:style-name="T12">www.karelzimmer.nl</text:span></text:a><text:span text:style-name="T12"> en klik op </text:span><text:span text:style-name="T14">Linux</text:span></text:p>
      <text:p text:style-name="P4"/>
      <text:p text:style-name="P4">NOTE: Een Linux installatie herstellen na opnieuw installeren van Windows Vista</text:p>
      <text:list text:style-name="L1">
        <text:list-item>
          <text:list>
            <text:list-item>
              <text:p text:style-name="P8">Boot vanaf Ubuntu Live CD en kies Start or install Ubuntu</text:p>
            </text:list-item>
            <text:list-item>
              <text:p text:style-name="P8">Ga naar Applications &gt; Accessories &gt; Terminal</text:p>
            </text:list-item>
            <text:list-item>
              <text:p text:style-name="P9">ubuntu@ubuntu:~$ sudo grub</text:p>
            </text:list-item>
            <text:list-item>
              <text:p text:style-name="P9">grub&gt; find /boot/grub/stage1<text:tab/>(G<text:span text:style-name="T3">eeft locatie GRUB bestanden. Bijvoorbeeld (hd0,1))</text:span></text:p>
            </text:list-item>
            <text:list-item>
              <text:p text:style-name="P9">grub&gt; root (hd0,1)<text:tab/><text:tab/><text:tab/><text:tab/>(Gebruik output van de find. Hier (hd0,1))</text:p>
            </text:list-item>
            <text:list-item>
              <text:p text:style-name="P9">grub&gt; setup (hd0)<text:tab/><text:tab/><text:tab/><text:tab/><text:tab/>(Installeer GRUB. Hier op hd0, het MBR van de 1e HD)</text:p>
            </text:list-item>
            <text:list-item>
              <text:p text:style-name="P9">grub&gt; quit</text:p>
            </text:list-item>
            <text:list-item>
              <text:p text:style-name="P12">ubuntu@ubuntu:~$ sudo reboot</text:p>
            </text:list-item>
          </text:list>
        </text:list-item>
      </text:list>
      <text:p text:style-name="P5"/>
      <text:list text:style-name="L1">
        <text:list-item>
          <text:list>
            <text:list-header>
              <text:p text:style-name="P12"/>
            </text:list-header>
          </text:list>
        </text:list-item>
      </text:list>
      <text:list text:style-name="L2">
        <text:list-item>
          <text:p text:style-name="P13">Installatie voorbereiden</text:p>
          <text:p text:style-name="P13"/>
        </text:list-item>
      </text:list>
      <text:list text:style-name="L3">
        <text:list-item>
          <text:list>
            <text:list-item>
              <text:p text:style-name="P14">Sluit alle randapparatuur aan en zet deze aan</text:p>
              <text:list>
                <text:list-item>
                  <text:p text:style-name="P14">Printer</text:p>
                  <text:p text:style-name="P14"/>
                  <text:p text:style-name="P14"/>
                </text:list-item>
              </text:list>
            </text:list-item>
          </text:list>
        </text:list-item>
        <text:list-item>
          <text:p text:style-name="P14">Linux Ubuntu 7.10 (Gutsy Gibbon) installeren</text:p>
          <text:p text:style-name="P14"/>
          <text:list>
            <text:list-item>
              <text:p text:style-name="P14">S<text:span text:style-name="T6">tart</text:span> de computer op vanaf <text:span text:style-name="T3">Ubuntu 7.10 Live CD via het Boot-menu </text:span>(Esc<text:span text:style-name="T4">-toets)</text:span></text:p>
              <text:p text:style-name="P14"/>
            </text:list-item>
            <text:list-item>
              <text:p text:style-name="P14">Installeer Ubuntu</text:p>
              <text:list>
                <text:list-item>
                  <text:p text:style-name="P14">Toetsenbordindeling: <text:span text:style-name="T6">U.S. English en </text:span>U.S. English - International (with dead keys)</text:p>
                </text:list-item>
                <text:list-item>
                  <text:p text:style-name="P15">Kies Handmatig</text:p>
                  <text:list>
                    <text:list-item>
                      <text:p text:style-name="P15">Verwijder eventueel aanwezige partities /dev/sda2 en /dev/sda3</text:p>
                    </text:list-item>
                    <text:list-item>
                      <text:p text:style-name="P15">Selecteer free space en klik op New partition</text:p>
                    </text:list-item>
                    <text:list-item>
                      <text:p text:style-name="P15">Type: Primair, Nieuwe partitiegrootte: 154930 (max – 2 * RAM), Lokatie: Begin, Gebruiken als: ext3, en Aanhechtpunt: /</text:p>
                    </text:list-item>
                    <text:list-item>
                      <text:p text:style-name="P15">Selecteer free space en klik op New partition</text:p>
                    </text:list-item>
                    <text:list-item>
                      <text:p text:style-name="P15">Type: Primair, Nieuwe partitiegrootte: 4100 (2 * RAM), Lokatie: Begin, en Gebruiken als: swap</text:p>
                    </text:list-item>
                  </text:list>
                </text:list-item>
                <text:list-item>
                  <text:p text:style-name="P15">Naam: Karel, Aanmeldnaam: karel, en Naam van deze computer: PC1</text:p>
                </text:list-item>
                <text:list-item>
                  <text:p text:style-name="P15">Klik op Nu herstarten</text:p>
                </text:list-item>
              </text:list>
              <text:p text:style-name="P15"/>
            </text:list-item>
            <text:list-item>
              <text:p text:style-name="P15">Aanmelden als karel</text:p>
              <text:list>
                <text:list-item>
                  <text:p text:style-name="P15">Wijzig opstarten via Toepassingen &gt; Hulpmiddelen &gt; Terminalvenster</text:p>
                  <text:list>
                    <text:list-item>
                      <text:p text:style-name="P25">$ cd /boot/grub</text:p>
                    </text:list-item>
                    <text:list-item>
                      <text:p text:style-name="P25">$ sudo cp menu.lst menu.lst.bak</text:p>
                    </text:list-item>
                    <text:list-item>
                      <text:p text:style-name="P25">$ gksudo gedit menu.lst</text:p>
                      <text:list>
                        <text:list-item>
                          <text:p text:style-name="P15">Zet # voor ”title Other operating systems:” en voor “root” daaronder</text:p>
                        </text:list-item>
                        <text:list-item>
                          <text:p text:style-name="P15">Knip “title Windows Vista” t/m “chainloader +1”</text:p>
                        </text:list-item>
                        <text:list-item>
                          <text:p text:style-name="P15">Plak na “# Put static stanzas before and/or after AUTOMAGIC KERNEL...”</text:p>
                        </text:list-item>
                        <text:list-item>
                          <text:p text:style-name="P15">Voeg aan het einde van de regel “# kopt=root=UUID=...” maxcpus=1 toe<text:line-break/>(Bug #145112 Random NVidia Proprietary Driver Lock-Ups with dual core + 7300)</text:p>
                        </text:list-item>
                      </text:list>
                    </text:list-item>
                    <text:list-item>
                      <text:p text:style-name="P15">$ sudo update-grub</text:p>
                    </text:list-item>
                  </text:list>
                </text:list-item>
                <text:list-item>
                  <text:p text:style-name="P22">Klik op het meldingspictogram Beperkt ondersteunde stuurprogramma's<text:line-break/>(of via Systeem &gt; Beheer &gt; Beperkt ondersteunde stuurprogramma's.<text:line-break/>“Restricted Driver Manager”-- balans tussen vrije software en functionerende hardware)</text:p>
                  <text:list>
                    <text:list-item>
                      <text:p text:style-name="P15">Activeer videokaartdriver en herstart de computer</text:p>
                    </text:list-item>
                    <text:list-item>
                      <text:p text:style-name="P15">Ga naar Systeem &gt; Beheer &gt; Screens and Graphics</text:p>
                    </text:list-item>
                    <text:list-item>
                      <text:p text:style-name="P15">Klik achter Model: en selecteer Manufacturer: Generic en Model: LCD Panel 1440x900, vink aan Widescreen monitor, klik op OK, en selecteer Resolution: 1440x900</text:p>
                    </text:list-item>
                    <text:list-item>
                      <text:p text:style-name="P15">Afmelden en weer aanmelden</text:p>
                    </text:list-item>
                  </text:list>
                </text:list-item>
                <text:list-item>
                  <text:p text:style-name="P15">Klik op het meldingspictogram Software-updates en installeer de updates</text:p>
                </text:list-item>
                <text:list-item>
                  <text:p text:style-name="P15">Voeg gebruiker toe via Systeem &gt; Beheer &gt; Gebruikers en groepen</text:p>
                  <text:list>
                    <text:list-item>
                      <text:p text:style-name="P15">Gebruikersnaam: gast en Echte naam: Gast (Wachtwoord welkom)</text:p>
                    </text:list-item>
                  </text:list>
                </text:list-item>
                <text:list-item>
                  <text:p text:style-name="P15">Wijzig aanmeldscherm via Systeem &gt; Beheer &gt; Aanmeldvenster &gt; Lokaal: kies Human List</text:p>
                  <text:p text:style-name="P15"/>
                  <text:p text:style-name="P15"/>
                </text:list-item>
              </text:list>
            </text:list-item>
          </text:list>
        </text:list-item>
        <text:list-item>
          <text:p text:style-name="P15">Backup terugzetten, hardware en software installeren. <text:span text:style-name="T7">Aangemeld als Karel</text:span></text:p>
          <text:p text:style-name="P15"/>
          <text:list>
            <text:list-item>
              <text:p text:style-name="P15">Backup terugzetten</text:p>
              <text:list>
                <text:list-item>
                  <text:p text:style-name="P17">$ <text:span text:style-name="T8">gksudo </text:span>nautilus</text:p>
                </text:list-item>
                <text:list-item>
                  <text:p text:style-name="P17">Kopieer meest recente Backup-PC1 vanaf Mobiele harddisk van /media/disk naar /root</text:p>
                </text:list-item>
                <text:list-item>
                  <text:p text:style-name="P19"><text:span text:style-name="T12">$ sudo tar xvC / -f /root/Backup-PC1....tar.gz home/karel/scripts/restore<text:line-break/>of via script restore. Zie </text:span><text:a xlink:type="simple" xlink:href="http://www.karelzimmer.nl/"><text:span text:style-name="T12">www.karelzimmer.nl</text:span></text:a><text:span text:style-name="T12">, klik op </text:span><text:span text:style-name="T14">Linux</text:span><text:span text:style-name="T12">, en kopieer naar ~/scripts</text:span></text:p>
                </text:list-item>
                <text:list-item>
                  <text:p text:style-name="P15">$ cd scripts</text:p>
                </text:list-item>
                <text:list-item>
                  <text:p text:style-name="P15">$ sudo ./restore, kies voor Restore naar: /=orginele plek, en kies voor Restore van</text:p>
                  <text:list>
                    <text:list-item>
                      <text:p text:style-name="P15">home --exclude=.*<text:tab/><text:tab/><text:tab/><text:tab/>(Persoonlijke mappen zonder verborgen bestanden)</text:p>
                    </text:list-item>
                    <text:list-item>
                      <text:p text:style-name="P18"><text:span text:style-name="T19">home/*/.amsn home/*/.evolution home/*/.frostwire home/*/.mozilla<text:tab/>home/*/.purple home/*/.VirtualBox<text:line-break/>(Respectievelijk Chatten aMSN, E-mail en agenda, Bestanden delen, zoeken, en downloaden, Internet, Chatten Pidgin, en Virtuele machines.<text:line-break/>Backup maken via $ sudo tar cvzf /root/Backup-PC1.tar.gz /home<text:line-break/>en controleren via $ sudo tar dvC / -f /root/Backup-PC1.tar.gz<text:line-break/>of via script backup. Zie </text:span><text:a xlink:type="simple" xlink:href="http://www.karelzimmer.nl/"><text:span text:style-name="T19">www.karelzimmer.nl</text:span></text:a><text:span text:style-name="T19"> en klik op </text:span><text:span text:style-name="T20">Linux</text:span><text:span text:style-name="T19">.<text:line-break/>Na het terugzetten van de backup hoeven acties in het </text:span><text:span text:style-name="T23">grijs</text:span><text:span text:style-name="T19"> niet uitgevoerd te worden!</text:span><text:span text:style-name="T23"><text:line-break/></text:span><text:span text:style-name="T19">Backup inhoud bekijken via $ tar tvvf /root/Backup-PC1.tar.gz | less)</text:span></text:p>
                      <text:p text:style-name="P15"/>
                    </text:list-item>
                  </text:list>
                </text:list-item>
              </text:list>
            </text:list-item>
            <text:list-item>
              <text:p text:style-name="P15">Software installeren</text:p>
              <text:list>
                <text:list-item>
                  <text:list>
                    <text:list-item>
                      <text:p text:style-name="P15">Start Synaptic pakketbeheer</text:p>
                    </text:list-item>
                  </text:list>
                </text:list-item>
                <text:list-item>
                  <text:p text:style-name="P15">Markeer voor installatie<text:tab/>(tik, deel van, pakketnaam in, eventueel gevolgd door Enter)</text:p>
                  <text:list>
                    <text:list-item>
                      <text:p text:style-name="P15">amsn<text:tab/><text:tab/><text:tab/><text:tab/><text:tab/><text:tab/><text:tab/><text:tab/><text:tab/><text:tab/>(Chatten)</text:p>
                    </text:list-item>
                    <text:list-item>
                      <text:p text:style-name="P15">compizconfig-settings-manager<text:tab/>(Visuele effecten instellen)</text:p>
                    </text:list-item>
                    <text:list-item>
                      <text:p text:style-name="P15">gftp-gtk<text:tab/><text:tab/><text:tab/><text:tab/><text:tab/><text:tab/><text:tab/><text:tab/><text:tab/>(FTP-programma)</text:p>
                    </text:list-item>
                    <text:list-item>
                      <text:p text:style-name="P15">gparted <text:span text:style-name="T7">incl. suggesties</text:span><text:tab/><text:tab/><text:tab/><text:tab/>(Partitiebewerker)</text:p>
                    </text:list-item>
                    <text:list-item>
                      <text:p text:style-name="P15">gtk-gnutella<text:tab/><text:tab/><text:tab/><text:tab/><text:tab/><text:tab/><text:tab/><text:tab/>(Bestanden zoeken en delen)</text:p>
                    </text:list-item>
                    <text:list-item>
                      <text:p text:style-name="P16">libmotif3<text:tab/><text:tab/><text:tab/><text:tab/><text:tab/><text:tab/><text:tab/><text:tab/><text:tab/>(Open Motif - shared libraries t.b.v. ICA Client)</text:p>
                    </text:list-item>
                    <text:list-item>
                      <text:p text:style-name="P16">libsnack2<text:tab/><text:tab/><text:tab/><text:tab/><text:tab/><text:tab/><text:tab/><text:tab/><text:tab/>(Geluidsextensie Tcl/Tk language t.b.v. aMSN)</text:p>
                    </text:list-item>
                    <text:list-item>
                      <text:p text:style-name="P15">myspell-nl<text:tab/><text:tab/><text:tab/><text:tab/><text:tab/><text:tab/><text:tab/><text:tab/>(Nederlandse spellingcontrole)</text:p>
                    </text:list-item>
                    <text:list-item>
                      <text:p text:style-name="P15">ubuntu-restricted-extras<text:tab/><text:tab/><text:tab/>(Metapakket multimedia)</text:p>
                    </text:list-item>
                    <text:list-item>
                      <text:p text:style-name="P15">virtualbox-ose<text:tab/><text:tab/><text:tab/><text:tab/><text:tab/><text:tab/><text:tab/>(Virtualisatie programma)</text:p>
                    </text:list-item>
                  </text:list>
                </text:list-item>
                <text:list-item>
                  <text:p text:style-name="P15">Klik op Toepassen</text:p>
                </text:list-item>
              </text:list>
            </text:list-item>
            <text:list-item>
              <text:p text:style-name="P22">FrostWire installeren (Bestanden delen, zoeken, en downloaden)</text:p>
              <text:list>
                <text:list-item>
                  <text:p text:style-name="P15">Download FrostWire van <text:a xlink:type="simple" xlink:href="http://www.frostwire.com/" office:target-frame-name="_blank" xlink:show="new">www.frostwire.com</text:a> naar /tmp <text:line-break/>of kopieer deze vanaf Downloads CD naar /tmp </text:p>
                </text:list-item>
                <text:list-item>
                  <text:p text:style-name="P15">Open het .deb bestand en klik op Pakket installeren</text:p>
                  <text:p text:style-name="P15"/>
                </text:list-item>
              </text:list>
            </text:list-item>
            <text:list-item>
              <text:p text:style-name="P15">ICA Client installeren (Remote werken)</text:p>
              <text:list>
                <text:list-item>
                  <text:p text:style-name="P26"><text:span text:style-name="T13">Download Linux ICA Client .tar.gz. van </text:span><text:a xlink:type="simple" xlink:href="http://www.citrix.nl/"><text:span text:style-name="T15">www.citrix.nl</text:span></text:a><text:span text:style-name="T13"> naar /tmp<text:line-break/>of kopieer deze vanaf Downloads CD naar /tmp</text:span></text:p>
                </text:list-item>
                <text:list-item>
                  <text:p text:style-name="P27"><text:span text:style-name="T1">Klik rechts op </text:span>en.linuxx86.tar.gz en kies Hier uitpakken</text:p>
                </text:list-item>
                <text:list-item>
                  <text:p text:style-name="P29">$ sudo /tmp/<text:span text:style-name="T10">en.linuxx86</text:span>/setupwfc <text:span text:style-name="T8">(gebruik tab-completion)</text:span></text:p>
                </text:list-item>
                <text:list-item>
                  <text:p text:style-name="P28"><text:span text:style-name="T22">Wijzig toetsenbordinstellingen via Toepassingen &gt; Internet &gt; Citrix Presentation Server Client &gt; Tools &gt; Settings &gt; Preferences: Keyboard Layout: US-International, </text:span><text:span text:style-name="T18">Keyboard Type (Client): Linux – Standard, en Keyboard Type (Server): (Default)</text:span></text:p>
                </text:list-item>
                <text:list-item>
                  <text:p text:style-name="P30">Log aan het TWP</text:p>
                </text:list-item>
                <text:list-item>
                  <text:p text:style-name="P30">Open een willekeurige Toepassing</text:p>
                </text:list-item>
                <text:list-item>
                  <text:p text:style-name="P11">Kies voor openen met /usr/lib/ICAClient/wfica en vink aan Dit vanaf nu automatisch doen voor dit type bestanden.</text:p>
                  <text:p text:style-name="P31"/>
                </text:list-item>
              </text:list>
            </text:list-item>
            <text:list-item>
              <text:p text:style-name="P28">Printer installeren</text:p>
              <text:list>
                <text:list-item>
                  <text:p text:style-name="P15">Controleer of de printer aanstaat</text:p>
                </text:list-item>
                <text:list-item>
                  <text:p text:style-name="P15">Klik op het meldingspictogram of ga naar Systeem &gt; Beheer &gt; Afdrukken</text:p>
                </text:list-item>
                <text:list-item>
                  <text:p text:style-name="P15">Klik op Server-instellingen en vink aan Gepubliceerde printers verbonden met dit systeem delen</text:p>
                </text:list-item>
                <text:list-item>
                  <text:p text:style-name="P15">Klik op MP160 en vul in Locatie: Woonkamer</text:p>
                </text:list-item>
                <text:list-item>
                  <text:p text:style-name="P15">Klik bij Merk en model op Veranderen...</text:p>
                </text:list-item>
                <text:list-item>
                  <text:p text:style-name="P15">Merk: Canon, Model: PIXMA MP150, en Stuurprogramma: Canon ... (aanbevolen)</text:p>
                </text:list-item>
                <text:list-item>
                  <text:p text:style-name="P15">Maak printer de standaardprinter</text:p>
                </text:list-item>
                <text:list-item>
                  <text:p text:style-name="P15">Klik op tab Printeropies en kies bij Media Size: A4</text:p>
                  <text:p text:style-name="P15"/>
                  <text:p text:style-name="P15"/>
                </text:list-item>
              </text:list>
            </text:list-item>
          </text:list>
        </text:list-item>
        <text:list-item>
          <text:p text:style-name="P15">Gebruikers inrichten</text:p>
          <text:p text:style-name="P15"/>
          <text:list>
            <text:list-item>
              <text:p text:style-name="P15">Aanmelden als Karel</text:p>
              <text:list>
                <text:list-item>
                  <text:p text:style-name="P20">Wijzig aMSN webbrowser via Toepassingen &gt; Internet &gt; aMSN &gt; Account &gt; Voorkeuren &gt; Overigen &gt; Programma's &gt; Webbrowser: <text:bookmark-start text:name="DDE_LINK1"/>firefox $url<text:bookmark-end text:name="DDE_LINK1"/> en Geluidsserver: aplay $sound</text:p>
                </text:list-item>
                <text:list-item>
                  <text:p text:style-name="P20">Voltooi de installatie van FrostWire via <text:bookmark-start text:name="DDE_LINK"/>Toepassingen &gt; Internet &gt; FrostWire<text:bookmark-end text:name="DDE_LINK"/></text:p>
                  <text:list>
                    <text:list-item>
                      <text:p text:style-name="P20">Chatnaam: karelpc1</text:p>
                    </text:list-item>
                    <text:list-item>
                      <text:p text:style-name="P20">Zet delen uit via Extra &gt; Opties &gt; Delen: Geen mappen, extensies, en downloads delen.</text:p>
                    </text:list-item>
                    <text:list-item>
                      <text:p text:style-name="P20">Wijzig webbrowser via Extra &gt; Opties &gt; Hulpprogramma's &gt; Browser: firefox $URL$</text:p>
                    </text:list-item>
                  </text:list>
                </text:list-item>
                <text:list-item>
                  <text:p text:style-name="P10">Activeer enkelklik om te openen via Locaties &gt; Persoonlijke map &gt; Bewerken &gt; Voorkeuren &gt; Gedrag: kies Single click to open items (Eenmalig klikken om items te activeren) </text:p>
                </text:list-item>
                <text:list-item>
                  <text:p text:style-name="P10">Open verschillende soorten multimediabestanden en installeer ontbrekende codecs<text:line-break/>(“Multimedia Codec Wizard”-- balans tussen vrije software en functionerende hardware)</text:p>
                </text:list-item>
                <text:list-item>
                  <text:p text:style-name="P15">Wijzig afbeelding opstartscherm via <text:span text:style-name="T16">Systeem &gt; Voorkeuren &gt; </text:span>Over mij: klik links naast Karel en selecteer penguin</text:p>
                </text:list-item>
                <text:list-item>
                  <text:p text:style-name="P10">Optimaliseer schermweergave via Systeem &gt; Voorkeuren &gt; Uiterlijk &gt; Lettertypen &gt; Weergave: kies Subpixels glad maken (lcd's)</text:p>
                </text:list-item>
                <text:list-item>
                  <text:p text:style-name="P23">Activeer visuele effecten via Systeem &gt; Voorkeuren &gt; Uiterlijk &gt; Visuele effecten: selecteer Aangepast en klik op gtk-voorkeuren</text:p>
                  <text:list>
                    <text:list-item>
                      <text:p text:style-name="P10">Vink aan onder Desktop: Desktop Cube en Rotate Cube, klik op Desktop Cube, klik op Transparent Cube, en kies Opacity During Rotation: 50</text:p>
                    </text:list-item>
                    <text:list-item>
                      <text:p text:style-name="P10">Vink aan onder Effects: Cube Gear, Cube Reflection, Paint fire on the screen, Water Effect, en Wobbly Windows</text:p>
                    </text:list-item>
                    <text:list-item>
                      <text:p text:style-name="P10">Vink aan onder Utility: Cube Caps</text:p>
                    </text:list-item>
                    <text:list-item>
                      <text:p text:style-name="P10">Vink aan onder Windows management: Shift Switcher</text:p>
                    </text:list-item>
                    <text:list-item>
                      <text:p text:style-name="P10">Klik op Sluiten</text:p>
                    </text:list-item>
                    <text:list-item>
                      <text:p text:style-name="P10">Verhoog via rechtsklikken op werkbladwisselaar &gt; Voorkeuren het aantal werkbladen (Kolommen) naar 4</text:p>
                    </text:list-item>
                  </text:list>
                </text:list-item>
                <text:list-item>
                  <text:p text:style-name="P20">Activeer enkelklik om het hele adres te selecteren in Firefox</text:p>
                  <text:list>
                    <text:list-item>
                      <text:p text:style-name="P20">Start Firefox webbrowser, ga naar about:config, en Filter: click</text:p>
                    </text:list-item>
                    <text:list-item>
                      <text:p text:style-name="P20">Dubbelklik regel browser.urlbar.clickSelectsAll (Waarde verandert in true)</text:p>
                    </text:list-item>
                    <text:list-item>
                      <text:p text:style-name="P20">Herstart <text:s/>Firefox</text:p>
                    </text:list-item>
                  </text:list>
                </text:list-item>
                <text:list-item>
                  <text:p text:style-name="P10">Start en herstel Evolution e-mail via Bestand &gt; Instellingen herstellen...</text:p>
                </text:list-item>
                <text:list-item>
                  <text:p text:style-name="P15">Windows XP installeren in VirtualBox OSE</text:p>
                  <text:list>
                    <text:list-item>
                      <text:p text:style-name="P15">Voeg gebruiker Karel toe aan groep vboxusers via Systeem &gt; Beheer &gt; Gebruikers en groepen, klik op Groepen beheren, klik op vboxusers, klik op Eigenschappen, en vink Karel aan (onder Groepsleden)</text:p>
                    </text:list-item>
                    <text:list-item>
                      <text:p text:style-name="P15">Herstart de computer i.v.m. VirtualBox kernelmodules en groepswijziging</text:p>
                    </text:list-item>
                    <text:list-item>
                      <text:p text:style-name="P21">Start VirtualBox via Toepassingen &gt; Systeemgereedschappen</text:p>
                    </text:list-item>
                    <text:list-item>
                      <text:p text:style-name="P21">Maak VM Windows XP met Base memory: 512 MB</text:p>
                    </text:list-item>
                    <text:list-item>
                      <text:p text:style-name="P21">Wijzig Video Memory Size naar 32 MB</text:p>
                    </text:list-item>
                    <text:list-item>
                      <text:p text:style-name="P20">Start VM Windows XP</text:p>
                    </text:list-item>
                    <text:list-item>
                      <text:p text:style-name="P21">Installeer Windows XP vanaf CD</text:p>
                      <text:list>
                        <text:list-item>
                          <text:p text:style-name="P21">Computernaam: PC1VM</text:p>
                        </text:list-item>
                        <text:list-item>
                          <text:p text:style-name="P21">Beschrijving van de computer: PC Woonkamer</text:p>
                        </text:list-item>
                      </text:list>
                    </text:list-item>
                    <text:list-item>
                      <text:p text:style-name="P21">Installer Guest Additions via Devices &gt; Install Guest Additions...</text:p>
                    </text:list-item>
                    <text:list-item>
                      <text:p text:style-name="P21">Installeer avast! 4 Home Edition vanaf Downloads CD</text:p>
                    </text:list-item>
                    <text:list-item>
                      <text:p text:style-name="P21">Registreer avast! 4 Home Edition </text:p>
                    </text:list-item>
                    <text:list-item>
                      <text:p text:style-name="P21"><text:span text:style-name="T21">Installeer </text:span>CCleaner. <text:span text:style-name="T7">Yahoo! Toolbar niet installeren</text:span></text:p>
                    </text:list-item>
                  </text:list>
                </text:list-item>
              </text:list>
              <text:p text:style-name="P15"/>
            </text:list-item>
            <text:list-item>
              <text:p text:style-name="P15">Aanmelden als Gast</text:p>
              <text:list>
                <text:list-item>
                  <text:p text:style-name="P20">Wijzig aMSN webbrowser via Toepassingen &gt; Internet &gt; aMSN &gt; Account &gt; Voorkeuren &gt; Overigen &gt; Programma's &gt; Webbrowser: firefox $url en Geluidsserver: aplay $sound</text:p>
                </text:list-item>
                <text:list-item>
                  <text:p text:style-name="P20">Voltooi de installatie van FrostWire via Toepassingen &gt; Internet &gt; FrostWire</text:p>
                  <text:list>
                    <text:list-item>
                      <text:p text:style-name="P20">Chatnaam: gastpc1</text:p>
                    </text:list-item>
                    <text:list-item>
                      <text:p text:style-name="P20">Zet delen uit via Extra &gt; Opties &gt; Delen: Geen mappen, extensies, en downloads delen</text:p>
                    </text:list-item>
                    <text:list-item>
                      <text:p text:style-name="P20">Wijzig webbrowser via Extra &gt; Opties &gt; Hulpprogramma's &gt; Browser: firefox $URL$</text:p>
                    </text:list-item>
                  </text:list>
                </text:list-item>
                <text:list-item>
                  <text:p text:style-name="P10">Activeer enkelklik om te openen via Locaties &gt; Persoonlijke map &gt; Bewerken &gt; Voorkeuren &gt; Gedrag: kies Single click to open items (Eenmalig klikken om items te activeren)</text:p>
                </text:list-item>
                <text:list-item>
                  <text:p text:style-name="P15"><text:span text:style-name="T16">Wijzig afbeelding opstartscherm via</text:span><text:span text:style-name="T16"> Systeem &gt; Voorkeuren &gt; Over mij</text:span><text:span text:style-name="T16">:</text:span><text:span text:style-name="T16"> klik links naast Gast en selecteer </text:span>butterfly</text:p>
                </text:list-item>
                <text:list-item>
                  <text:p text:style-name="P10">Optimaliseer schermweergave via Systeem &gt; Voorkeuren &gt; Uiterlijk &gt; Lettertypen &gt; Weergave: kies Subpixels glad maken (lcd's)</text:p>
                </text:list-item>
                <text:list-item>
                  <text:p text:style-name="P20">Activeer enkelklik om het hele adres te selecteren in Firefox. Zie hiervoor</text:p>
                </text:list-item>
                <text:list-item>
                  <text:p text:style-name="P10">Verwijder Evolution e-mail<text:span text:style-name="T5"> van het paneel</text:span></text:p>
                </text:list-item>
              </text:list>
            </text:list-item>
          </text:list>
        </text:list-item>
      </text:list>
      <text:p text:style-name="P6"/>
      <text:p text:style-name="P6"/>
      <text:list text:style-name="L4">
        <text:list-header>
          <text:p text:style-name="P24"><text:span text:style-name="T9">NOTE: </text:span><text:span text:style-name="T11">Installatie PC1 Linux </text:span><text:span text:style-name="T17">Ubuntu </text:span><text:span text:style-name="T11">voltooid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charset="x-symbol"/>
    <style:font-face style:name="StarSymbol2" svg:font-family="StarSymbol, 'Arial Unicode MS'" style:font-charset="x-symbol"/>
    <style:font-face style:name="StarSymbol" svg:font-family="Star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font-size-asian="12pt" style:language-asian="nl" style:country-asian="NL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Arial" fo:font-size="10pt" fo:language="nl" fo:country="NL" style:font-name-asian="HG Mincho Light J" style:font-size-asian="10pt" style:language-asian="nl" style:country-asian="NL" style:font-name-complex="Arial Unicode MS1" style:font-size-complex="12pt" style:language-complex="nl" style:country-complex="NL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class="chapter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1" fo:font-size="10pt" style:font-size-asian="10pt" style:font-name-complex="Courier New1" style:font-size-complex="10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imes New Roman" fo:font-size="24pt" fo:font-weight="bold" style:font-name-asian="DejaVuSans" style:font-size-asian="24pt" style:font-weight-asian="bold" style:font-name-complex="Lucidasans" style:font-size-complex="24pt" style:font-weight-complex="bold"/>
    </style:style>
    <style:style style:name="Footnote_20_Symbol" style:display-name="Footnote Symbol" style:family="text"/>
    <style:style style:name="Numbering_20_Symbols" style:display-name="Numbering Symbols" style:family="text">
      <style:text-properties style:font-name="Bitstream Vera Sans" fo:font-size="10pt" style:font-size-asian="10pt" style:font-size-complex="10pt"/>
    </style:style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2" fo:font-size="9pt" style:font-name-asian="StarSymbol2" style:font-size-asian="9pt" style:font-name-complex="StarSymbol2" style:font-size-complex="9pt"/>
    </style:style>
    <style:style style:name="WW-Standaardalinea-lettertype" style:family="text"/>
    <style:style style:name="WW-Opsommingstekens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WW8Num1">
      <text:list-level-style-number text:level="1" style:num-prefix=" " style:num-suffix=" " style:num-format="1"/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padding-left="0cm" fo:padding-right="0cm" fo:padding-top="0cm" fo:padding-bottom="0.071cm" fo:border-left="none" fo:border-right="none" fo:border-top="none" fo:border-bottom="0.002cm solid #000000"/>
      <style:text-properties style:font-name="Bitstream Vera Sans" fo:font-size="10pt" style:font-size-asian="10pt" style:font-size-complex="10pt"/>
    </style:style>
    <style:style style:name="P2" style:family="paragraph" style:parent-style-name="Footer">
      <style:paragraph-properties fo:padding-left="0cm" fo:padding-right="0cm" fo:padding-top="0cm" fo:padding-bottom="0.071cm" fo:border-left="none" fo:border-right="none" fo:border-top="none" fo:border-bottom="0.002cm solid #000000"/>
      <style:text-properties style:font-name="Bitstream Vera Sans" fo:font-size="10pt" style:font-size-asian="10pt" style:font-size-complex="10pt"/>
    </style:style>
    <style:style style:name="P3" style:family="paragraph" style:parent-style-name="Footer">
      <style:text-properties style:font-name="Bitstream Vera Sans" fo:font-size="10pt" style:font-size-asian="10pt" style:font-size-complex="10pt"/>
    </style:style>
    <style:style style:name="T1" style:family="text">
      <style:text-properties fo:language="nl" fo:country="NL" style:language-asian="nl" style:country-asian="NL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65cm" fo:margin-left="0cm" fo:margin-right="0cm" fo:margin-bottom="0.466cm" style:dynamic-spacing="true"/>
      </style:header-style>
      <style:footer-style>
        <style:header-footer-properties fo:min-height="1.355cm" fo:margin-left="0cm" fo:margin-right="0cm" fo:margin-top="0.855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pm1">
      <style:header>
        <text:p text:style-name="P1"><text:file-name text:display="name">Checklist Installatie PC1 Linux Ubuntu 7.10 Desktop i386</text:file-name><text:tab/><text:date style:data-style-name="N36" text:date-value="2008-08-19T10:17:42.99">19-08-2008</text:date></text:p>
      </style:header>
      <style:footer>
        <text:p text:style-name="P2"/>
        <text:p text:style-name="P3"><text:span text:style-name="T1">Karel Zimmer</text:span><text:tab/><text:tab/><text:page-number style:num-format="1" text:select-page="current">4</text:page-number>/<text:page-count style:num-format="1">4</text:page-count></text:p>
      </style:footer>
    </style:master-page>
    <style:master-page style:name="HTML" style:page-layout-name="pm2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dc:subject>Installatie PC software</dc:subject>
    <meta:initial-creator>Karel Zimmer</meta:initial-creator>
    <meta:creation-date>1995-11-21T17:41:00</meta:creation-date>
    <dc:creator>Karel</dc:creator>
    <dc:date>2008-08-19T10:17:43</dc:date>
    <meta:print-date>2007-08-22T07:58:36</meta:print-date>
    <meta:keyword>Installatie</meta:keyword>
    <meta:keyword>Checklist</meta:keyword>
    <meta:keyword>Linux</meta:keyword>
    <meta:editing-cycles>1055</meta:editing-cycles>
    <meta:editing-duration>P2DT6H29M5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4" meta:paragraph-count="138" meta:word-count="1288" meta:character-count="9298"/>
  </office:meta>
</office:document-meta>
</file>